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87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23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in-height="0.76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11cm" fo:min-width="2.6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618cm" fo:min-width="4.285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608cm" fo:min-width="3.39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35cm" fo:min-width="2.69cm"/>
      <style:paragraph-properties style:writing-mode="lr-tb"/>
    </style:style>
    <style:style style:name="gr12" style:family="graphic" style:parent-style-name="standard">
      <style:graphic-properties draw:fill-color="#ce93d8" draw:textarea-horizontal-align="justify" draw:textarea-vertical-align="middle" draw:auto-grow-height="false" fo:min-height="3.391cm" fo:min-width="3.39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253cm" fo:min-width="3.469cm"/>
    </style:style>
    <style:style style:name="gr14" style:family="graphic" style:parent-style-name="standard">
      <style:graphic-properties draw:fill-color="#00e676" draw:textarea-horizontal-align="justify" draw:textarea-vertical-align="middle" draw:auto-grow-height="false" fo:min-height="0.801cm" fo:min-width="2.457cm"/>
      <style:paragraph-properties style:writing-mode="lr-tb"/>
    </style:style>
    <style:style style:name="gr15" style:family="graphic" style:parent-style-name="standard">
      <style:graphic-properties draw:fill-color="#00e676" draw:textarea-horizontal-align="justify" draw:textarea-vertical-align="middle" draw:auto-grow-height="false" fo:min-height="0.955cm" fo:min-width="2.457cm"/>
      <style:paragraph-properties style:writing-mode="lr-tb"/>
    </style:style>
    <style:style style:name="gr16" style:family="graphic" style:parent-style-name="standard">
      <style:graphic-properties draw:fill-color="#ff3d00" draw:textarea-horizontal-align="justify" draw:textarea-vertical-align="middle" draw:auto-grow-height="false" fo:min-height="1.579cm" fo:min-width="2.73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style:text-properties fo:color="#c62828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c62828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ce93d8"/>
      <style:paragraph-properties fo:text-align="center"/>
    </style:style>
    <style:style style:name="P11" style:family="paragraph">
      <loext:graphic-properties draw:fill-color="#00e676"/>
      <style:paragraph-properties fo:text-align="center"/>
    </style:style>
    <style:style style:name="P12" style:family="paragraph">
      <loext:graphic-properties draw:fill-color="#ff3d00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c62828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819cm" svg:height="1.195cm" svg:x="12.402cm" svg:y="1.595cm">
          <draw:text-box>
            <text:p text:style-name="P1"><text:span text:style-name="T1">Docopt parser</text:span></text:p>
          </draw:text-box>
        </draw:frame>
        <draw:frame draw:style-name="gr2" draw:text-style-name="P3" draw:layer="layout" svg:width="7.588cm" svg:height="0.962cm" svg:x="21.05cm" svg:y="18.871cm">
          <draw:text-box>
            <text:p>Sylvain Viart 2022-04-01</text:p>
          </draw:text-box>
        </draw:frame>
        <draw:frame draw:style-name="gr2" draw:text-style-name="P5" draw:layer="layout" svg:width="3.074cm" svg:height="0.962cm" svg:x="1.906cm" svg:y="4.935cm">
          <draw:text-box>
            <text:p text:style-name="P4"><text:span text:style-name="T2">U</text:span><text:span text:style-name="T2">s</text:span><text:span text:style-name="T2">a</text:span><text:span text:style-name="T2">g</text:span><text:span text:style-name="T2">e:</text:span></text:p>
          </draw:text-box>
        </draw:frame>
        <draw:frame draw:style-name="gr3" draw:text-style-name="P3" draw:layer="layout" svg:width="3.657cm" svg:height="0.973cm" svg:x="5.564cm" svg:y="4.93cm">
          <draw:text-box>
            <text:p>progname</text:p>
          </draw:text-box>
        </draw:frame>
        <draw:frame draw:style-name="gr4" draw:text-style-name="P7" draw:layer="layout" svg:width="3.745cm" svg:height="1.179cm" svg:x="1.998cm" svg:y="3.374cm">
          <draw:text-box>
            <text:p text:style-name="P6">[ Prologue ]</text:p>
          </draw:text-box>
        </draw:frame>
        <draw:frame draw:style-name="gr5" draw:text-style-name="P5" draw:layer="layout" svg:width="3.118cm" svg:height="1.012cm" svg:x="1.613cm" svg:y="8.949cm">
          <draw:text-box>
            <text:p text:style-name="P4"><text:span text:style-name="T2">Options:</text:span></text:p>
          </draw:text-box>
        </draw:frame>
        <draw:frame draw:style-name="gr3" draw:text-style-name="P3" draw:layer="layout" svg:width="3.657cm" svg:height="0.973cm" svg:x="9.804cm" svg:y="4.93cm">
          <draw:text-box>
            <text:p>--option</text:p>
          </draw:text-box>
        </draw:frame>
        <draw:frame draw:style-name="gr1" draw:text-style-name="P2" draw:layer="layout" svg:width="5.819cm" svg:height="1.195cm" svg:x="12.402cm" svg:y="1.595cm">
          <draw:text-box>
            <text:p text:style-name="P1"><text:span text:style-name="T1">Docopt </text:span><text:span text:style-name="T1">parser</text:span></text:p>
          </draw:text-box>
        </draw:frame>
        <draw:frame draw:style-name="gr6" draw:text-style-name="P7" draw:layer="layout" svg:width="3.893cm" svg:height="1.179cm" svg:x="1.925cm" svg:y="11.741cm">
          <draw:text-box>
            <text:p text:style-name="P6">[ Free_text ]</text:p>
          </draw:text-box>
        </draw:frame>
        <draw:frame draw:style-name="gr7" draw:text-style-name="P7" draw:layer="layout" svg:width="3.893cm" svg:height="1.179cm" svg:x="1.848cm" svg:y="7.345cm">
          <draw:text-box>
            <text:p text:style-name="P6">[ Free_text ]</text:p>
          </draw:text-box>
        </draw:frame>
        <draw:frame draw:style-name="gr3" draw:text-style-name="P3" draw:layer="layout" svg:width="3.657cm" svg:height="0.973cm" svg:x="5.564cm" svg:y="5.903cm">
          <draw:text-box>
            <text:p>progname</text:p>
          </draw:text-box>
        </draw:frame>
      </draw:page>
      <draw:page draw:name="page2" draw:style-name="dp1" draw:master-page-name="Default">
        <draw:frame draw:style-name="gr1" draw:text-style-name="P2" draw:layer="layout" svg:width="5.819cm" svg:height="1.195cm" svg:x="12.402cm" svg:y="1.595cm">
          <draw:text-box>
            <text:p text:style-name="P1"><text:span text:style-name="T1">Docopt parser</text:span></text:p>
          </draw:text-box>
        </draw:frame>
        <draw:custom-shape draw:style-name="gr8" draw:text-style-name="P8" xml:id="id1" draw:id="id1" draw:layer="layout" svg:width="3.656cm" svg:height="1.947cm" svg:x="9.884cm" svg:y="7.003cm">
          <text:p text:style-name="P8">AS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8" xml:id="id3" draw:id="id3" draw:layer="layout" svg:width="4.785cm" svg:height="1.868cm" svg:x="15.447cm" svg:y="6.887cm">
          <text:p text:style-name="P8">Command line<text:line-break/> input</text:p>
          <draw:enhanced-geometry svg:viewBox="0 0 21600 21600" draw:type="rectangle" draw:enhanced-path="M 0 0 L 21600 0 21600 21600 0 21600 0 0 Z N"/>
        </draw:custom-shape>
        <draw:custom-shape draw:style-name="gr10" draw:text-style-name="P9" xml:id="id2" draw:id="id2" draw:layer="layout" svg:width="6.187cm" svg:height="1.362cm" svg:x="11.517cm" svg:y="11.245cm">
          <text:p text:style-name="P9">Docopt validato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8" xml:id="id4" draw:id="id4" draw:layer="layout" svg:width="3.19cm" svg:height="1.985cm" svg:x="12.919cm" svg:y="13.696cm">
          <text:p text:style-name="P8">Parsed<text:line-break/>dict</text:p>
          <draw:enhanced-geometry svg:viewBox="0 0 21600 21600" draw:type="rectangle" draw:enhanced-path="M 0 0 L 21600 0 21600 21600 0 21600 0 0 Z N"/>
        </draw:custom-shape>
        <draw:custom-shape draw:style-name="gr12" draw:text-style-name="P10" xml:id="id6" draw:id="id6" draw:layer="layout" svg:width="3.892cm" svg:height="4.124cm" svg:x="1.711cm" svg:y="1.323cm">
          <text:p text:style-name="P8">Doctopt<text:line-break/>cli definition</text:p>
          <draw:enhanced-geometry svg:viewBox="0 0 21600 21600" draw:glue-points="10800 0 0 10800 10800 21600 21600 10800" draw:text-areas="0 0 21600 ?f11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8" xml:id="id7" draw:id="id7" draw:layer="layout" svg:width="5.953cm" svg:height="3.502cm" svg:x="3.463cm" svg:y="6.4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4" draw:text-style-name="P11" draw:layer="layout" svg:width="2.957cm" svg:height="1.051cm" svg:x="3.775cm" svg:y="7.199cm">
          <text:p text:style-name="P8">Lexer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957cm" svg:height="1.205cm" svg:x="3.775cm" svg:y="8.25cm">
          <text:p text:style-name="P8">parser</text:p>
          <draw:enhanced-geometry svg:viewBox="0 0 21600 21600" draw:type="rectangle" draw:enhanced-path="M 0 0 L 21600 0 21600 21600 0 21600 0 0 Z N"/>
        </draw:custom-shape>
        <draw:custom-shape draw:style-name="gr16" draw:text-style-name="P12" xml:id="id5" draw:id="id5" draw:layer="layout" svg:width="3.23cm" svg:height="1.829cm" svg:x="19.183cm" svg:y="11.245cm">
          <text:p text:style-name="P8">error</text:p>
          <draw:enhanced-geometry svg:viewBox="0 0 21600 21600" draw:type="rectangle" draw:enhanced-path="M 0 0 L 21600 0 21600 21600 0 21600 0 0 Z N"/>
        </draw:custom-shape>
        <draw:connector draw:style-name="gr17" draw:text-style-name="P13" draw:layer="layout" draw:type="line" svg:x1="11.469cm" svg:y1="8.95cm" svg:x2="14.611cm" svg:y2="11.245cm" draw:start-shape="id1" draw:start-glue-point="7" draw:end-shape="id2" draw:end-glue-point="4" svg:d="M11469 8950l3142 2295" svg:viewBox="0 0 3143 2296">
          <text:p/>
        </draw:connector>
        <draw:connector draw:style-name="gr17" draw:text-style-name="P13" draw:layer="layout" draw:type="line" svg:x1="17.839cm" svg:y1="8.755cm" svg:x2="14.611cm" svg:y2="11.245cm" draw:start-shape="id3" draw:start-glue-point="2" draw:end-shape="id2" draw:end-glue-point="4" svg:d="M17839 8755l-3228 2490" svg:viewBox="0 0 3229 2491">
          <text:p/>
        </draw:connector>
        <draw:connector draw:style-name="gr17" draw:text-style-name="P13" draw:layer="layout" draw:type="line" svg:x1="14.611cm" svg:y1="12.607cm" svg:x2="14.514cm" svg:y2="13.696cm" draw:start-shape="id2" draw:start-glue-point="6" draw:end-shape="id4" draw:end-glue-point="0" svg:d="M14611 12607l-97 1089" svg:viewBox="0 0 98 1090">
          <text:p/>
        </draw:connector>
        <draw:connector draw:style-name="gr17" draw:text-style-name="P13" draw:layer="layout" draw:type="line" svg:x1="17.704cm" svg:y1="11.926cm" svg:x2="19.183cm" svg:y2="12.159cm" draw:start-shape="id2" draw:end-shape="id5" draw:end-glue-point="3" svg:d="M17704 11926l1479 233" svg:viewBox="0 0 1480 234">
          <text:p/>
        </draw:connector>
        <draw:connector draw:style-name="gr17" draw:text-style-name="P13" draw:layer="layout" draw:type="curve" draw:line-skew="-4.507cm 0.448cm" svg:x1="3.657cm" svg:y1="5.447cm" svg:x2="3.463cm" svg:y2="8.171cm" draw:start-shape="id6" draw:start-glue-point="6" draw:end-shape="id7" draw:end-glue-point="3" svg:d="M3657 5447c0 705-1000 587-1725 1092s-1176 1632 1531 1632" svg:viewBox="0 0 2281 2725">
          <text:p/>
        </draw:connector>
        <draw:frame draw:style-name="gr18" draw:text-style-name="P3" draw:layer="layout" svg:width="4.008cm" svg:height="1.05cm" svg:x="3.463cm" svg:y="9.922cm">
          <draw:text-box>
            <text:p>Docopt lib</text:p>
          </draw:text-box>
        </draw:frame>
        <draw:frame draw:style-name="gr2" draw:text-style-name="P3" draw:layer="layout" svg:width="7.588cm" svg:height="0.962cm" svg:x="21.05cm" svg:y="18.871cm">
          <draw:text-box>
            <text:p>Sylvain Viart 2022-04-0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2:51:08.242692454</meta:creation-date>
    <dc:date>2022-04-06T08:37:49.677260262</dc:date>
    <meta:editing-duration>P1DT28M2S</meta:editing-duration>
    <meta:editing-cycles>2</meta:editing-cycles>
    <meta:generator>LibreOffice/6.4.7.2$Linux_X86_64 LibreOffice_project/40$Build-2</meta:generator>
    <meta:document-statistic meta:object-count="28"/>
  </office:meta>
</office:document-meta>
</file>